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ff950e" draw:fill="solid" draw:fill-color="#ff6600" draw:textarea-horizontal-align="justify" draw:textarea-vertical-align="middle" draw:auto-grow-height="false" fo:min-height="1.328cm" fo:min-width="2.7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dddddd" draw:textarea-horizontal-align="justify" draw:textarea-vertical-align="middle" draw:auto-grow-height="false" fo:min-height="1.147cm" fo:min-width="3.8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cccccc" draw:textarea-horizontal-align="justify" draw:textarea-vertical-align="middle" draw:auto-grow-height="false" fo:min-height="1.935cm" fo:min-width="6.3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8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8cm" draw:fill="solid" draw:fill-color="#cccccc" draw:textarea-horizontal-align="justify" draw:textarea-vertical-align="middle" draw:auto-grow-height="false" fo:min-height="1.155cm" fo:min-width="6.39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18cm" draw:fill="solid" draw:fill-color="#cccccc" draw:textarea-horizontal-align="justify" draw:textarea-vertical-align="middle" draw:auto-grow-height="false" fo:min-height="1.274cm" fo:min-width="5.90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18cm" draw:fill="solid" draw:fill-color="#ff6600" draw:textarea-horizontal-align="justify" draw:textarea-vertical-align="middle" draw:auto-grow-height="false" fo:min-height="1.591cm" fo:min-width="3.95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3.837cm" svg:height="1.879cm" svg:x="3.844cm" svg:y="0.462cm"><text:p><text:s text:c="6"/>START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2" draw:style-name="gr2" svg:width="4.022cm" svg:height="1.271cm" svg:x="3.844cm" svg:y="3.002cm"><text:p><text:s text:c="2"/>Building the RP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4" draw:style-name="gr3" svg:width="6.51cm" svg:height="2.144cm" svg:x="2.521cm" svg:y="5.251cm"><text:p><text:s text:c="9"/>Creation of OOPS in driv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" draw:name="Shape5" draw:style-name="gr4" draw:text-style-name="P1" svg:x1="5.696cm" svg:y1="2.341cm" svg:x2="5.696cm" svg:y2="3.002cm"><text:p/></draw:line><draw:line text:anchor-type="paragraph" draw:z-index="4" draw:name="Shape7" draw:style-name="gr4" draw:text-style-name="P1" svg:x1="5.696cm" svg:y1="4.272cm" svg:x2="5.696cm" svg:y2="5.277cm"><text:p/></draw:line><draw:custom-shape text:anchor-type="paragraph" draw:z-index="5" draw:name="Shape6" draw:style-name="gr5" draw:text-style-name="P2" svg:width="6.538cm" svg:height="1.297cm" svg:x="2.626cm" svg:y="8.241cm"><text:p><text:span text:style-name="T1"><text:tab/></text:span><text:span text:style-name="T1"><text:tab/></text:span><text:span text:style-name="T1"> </text:span><text:span text:style-name="T1">Analysis of logs (DMESG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4" draw:text-style-name="P1" svg:x1="5.696cm" svg:y1="11.416cm" svg:x2="5.722cm" svg:y2="13.056cm"><text:p/></draw:line><draw:custom-shape text:anchor-type="paragraph" draw:z-index="7" draw:name="Shape8" draw:style-name="gr6" svg:width="6.06cm" svg:height="1.43cm" svg:x="2.732cm" svg:y="10.516cm"><text:p><text:tab/>Debugging using Gdb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1" draw:style-name="gr7" draw:text-style-name="P2" svg:width="4.513cm" svg:height="1.377cm" svg:x="3.683cm" svg:y="12.95cm"><text:p><text:span text:style-name="T1"><text:tab/></text:span><text:span text:style-name="T1">EN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7" draw:style-name="gr4" draw:text-style-name="P1" svg:x1="5.696cm" svg:y1="4.272cm" svg:x2="5.696cm" svg:y2="5.277cm"><text:p/></draw:line><draw:line text:anchor-type="paragraph" draw:z-index="10" draw:style-name="gr8" draw:text-style-name="P1" svg:x1="5.761cm" svg:y1="7.394cm" svg:x2="5.761cm" svg:y2="8.241cm"><text:p/></draw:line><draw:line text:anchor-type="paragraph" draw:z-index="11" draw:style-name="gr8" draw:text-style-name="P1" svg:x1="5.761cm" svg:y1="9.379cm" svg:x2="5.787cm" svg:y2="10.64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4:55:14.112221176</meta:creation-date>
    <dc:date>2019-04-19T15:46:00.907612876</dc:date>
    <meta:editing-duration>PT20M23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